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1" svg:font-family="Monospace" style:font-family-generic="roman"/>
    <style:font-face style:name="FreeSans1" svg:font-family="FreeSans" style:font-family-generic="swiss"/>
    <style:font-face style:name="Monospace" svg:font-family="Monospace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" fo:language="zxx" fo:country="none" officeooo:rsid="001bce9a" officeooo:paragraph-rsid="001bce9a" style:language-asian="zxx" style:country-asian="none" style:language-complex="zxx" style:country-complex="none"/>
    </style:style>
    <style:style style:name="P2" style:family="paragraph" style:parent-style-name="Standard">
      <style:text-properties style:font-name="Courier" fo:language="zxx" fo:country="none" officeooo:rsid="001c6b15" officeooo:paragraph-rsid="001c6b15" style:language-asian="zxx" style:country-asian="none" style:language-complex="zxx" style:country-complex="none"/>
    </style:style>
    <style:style style:name="P3" style:family="paragraph" style:parent-style-name="Standard">
      <style:text-properties style:font-name="Courier" fo:language="zxx" fo:country="none" officeooo:rsid="001e5824" officeooo:paragraph-rsid="001e5824" style:language-asian="zxx" style:country-asian="none" style:language-complex="zxx" style:country-complex="none"/>
    </style:style>
    <style:style style:name="P4" style:family="paragraph" style:parent-style-name="Standard">
      <style:text-properties style:font-name="Courier" fo:language="zxx" fo:country="none" officeooo:rsid="001f2d85" officeooo:paragraph-rsid="001f2d85" style:language-asian="zxx" style:country-asian="none" style:language-complex="zxx" style:country-complex="none"/>
    </style:style>
    <style:style style:name="P5" style:family="paragraph" style:parent-style-name="Standard">
      <style:text-properties style:font-name="Courier" fo:language="zxx" fo:country="none" officeooo:rsid="001f35a3" officeooo:paragraph-rsid="001f35a3" style:language-asian="zxx" style:country-asian="none" style:language-complex="zxx" style:country-complex="none"/>
    </style:style>
    <style:style style:name="P6" style:family="paragraph" style:parent-style-name="Standard">
      <style:text-properties style:font-name="Courier" fo:language="zxx" fo:country="none" officeooo:rsid="00238e6a" officeooo:paragraph-rsid="00238e6a" style:language-asian="zxx" style:country-asian="none" style:language-complex="zxx" style:country-complex="non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8" style:family="paragraph" style:parent-style-name="Standard" style:list-style-name="L1">
      <style:text-properties style:font-name="Courier" fo:language="zxx" fo:country="none" officeooo:rsid="001bce9a" officeooo:paragraph-rsid="001bce9a" style:language-asian="zxx" style:country-asian="none" style:language-complex="zxx" style:country-complex="none"/>
    </style:style>
    <style:style style:name="P9" style:family="paragraph" style:parent-style-name="Standard" style:list-style-name="L2">
      <style:text-properties style:font-name="Courier" fo:language="zxx" fo:country="none" officeooo:rsid="001bce9a" officeooo:paragraph-rsid="001bce9a" style:language-asian="zxx" style:country-asian="none" style:language-complex="zxx" style:country-complex="none"/>
    </style:style>
    <style:style style:name="P10" style:family="paragraph" style:parent-style-name="Standard" style:list-style-name="L3">
      <style:text-properties style:font-name="Courier" fo:language="zxx" fo:country="none" officeooo:rsid="001c6b15" officeooo:paragraph-rsid="001c6b15" style:language-asian="zxx" style:country-asian="none" style:language-complex="zxx" style:country-complex="none"/>
    </style:style>
    <style:style style:name="P11" style:family="paragraph" style:parent-style-name="Standard" style:list-style-name="L3">
      <style:text-properties style:font-name="Courier" fo:language="zxx" fo:country="none" officeooo:rsid="001f2d85" officeooo:paragraph-rsid="001f2d85" style:language-asian="zxx" style:country-asian="none" style:language-complex="zxx" style:country-complex="none"/>
    </style:style>
    <style:style style:name="P12" style:family="paragraph" style:parent-style-name="Standard" style:list-style-name="L6">
      <style:text-properties style:font-name="Courier" fo:language="zxx" fo:country="none" officeooo:rsid="001f2d85" officeooo:paragraph-rsid="001f2d85" style:language-asian="zxx" style:country-asian="none" style:language-complex="zxx" style:country-complex="none"/>
    </style:style>
    <style:style style:name="P13" style:family="paragraph" style:parent-style-name="Standard" style:list-style-name="L9">
      <style:text-properties style:font-name="Courier" fo:language="zxx" fo:country="none" officeooo:rsid="001f2d85" officeooo:paragraph-rsid="001f2d85" style:language-asian="zxx" style:country-asian="none" style:language-complex="zxx" style:country-complex="none"/>
    </style:style>
    <style:style style:name="P14" style:family="paragraph" style:parent-style-name="Standard" style:list-style-name="L4">
      <style:text-properties style:font-name="Courier" fo:language="zxx" fo:country="none" officeooo:rsid="001e5824" officeooo:paragraph-rsid="001e5824" style:language-asian="zxx" style:country-asian="none" style:language-complex="zxx" style:country-complex="none"/>
    </style:style>
    <style:style style:name="P15" style:family="paragraph" style:parent-style-name="Standard" style:list-style-name="L5">
      <style:text-properties style:font-name="Courier" fo:language="zxx" fo:country="none" officeooo:rsid="001e5824" officeooo:paragraph-rsid="001e5824" style:language-asian="zxx" style:country-asian="none" style:language-complex="zxx" style:country-complex="none"/>
    </style:style>
    <style:style style:name="P16" style:family="paragraph" style:parent-style-name="Standard" style:list-style-name="L9">
      <style:text-properties style:font-name="Courier" fo:language="zxx" fo:country="none" officeooo:rsid="001e5824" officeooo:paragraph-rsid="001e5824" style:language-asian="zxx" style:country-asian="none" style:language-complex="zxx" style:country-complex="none"/>
    </style:style>
    <style:style style:name="P17" style:family="paragraph" style:parent-style-name="Standard" style:list-style-name="L7">
      <style:text-properties style:font-name="Courier" fo:language="zxx" fo:country="none" officeooo:rsid="001f35a3" officeooo:paragraph-rsid="001f35a3" style:language-asian="zxx" style:country-asian="none" style:language-complex="zxx" style:country-complex="none"/>
    </style:style>
    <style:style style:name="P18" style:family="paragraph" style:parent-style-name="Standard" style:list-style-name="L10">
      <style:text-properties style:font-name="Courier" fo:language="zxx" fo:country="none" officeooo:rsid="001f35a3" officeooo:paragraph-rsid="001f35a3" style:language-asian="zxx" style:country-asian="none" style:language-complex="zxx" style:country-complex="none"/>
    </style:style>
    <style:style style:name="P19" style:family="paragraph" style:parent-style-name="Standard">
      <style:text-properties style:font-name="Courier" fo:language="zxx" fo:country="none" officeooo:rsid="001f35a3" officeooo:paragraph-rsid="001f35a3" style:language-asian="zxx" style:country-asian="none" style:language-complex="zxx" style:country-complex="none"/>
    </style:style>
    <style:style style:name="P20" style:family="paragraph" style:parent-style-name="Standard" style:list-style-name="L8">
      <style:text-properties style:font-name="Courier" fo:language="zxx" fo:country="none" officeooo:rsid="00238e6a" officeooo:paragraph-rsid="00238e6a" style:language-asian="zxx" style:country-asian="none" style:language-complex="zxx" style:country-complex="none"/>
    </style:style>
    <style:style style:name="P21" style:family="paragraph" style:parent-style-name="Standard" style:list-style-name="L10">
      <style:text-properties style:font-name="Courier" fo:language="zxx" fo:country="none" officeooo:rsid="0020c2da" officeooo:paragraph-rsid="0020c2da" style:language-asian="zxx" style:country-asian="none" style:language-complex="zxx" style:country-complex="none"/>
    </style:style>
    <style:style style:name="P22" style:family="paragraph" style:parent-style-name="Standard" style:list-style-name="L10">
      <style:text-properties style:font-name="Courier" fo:language="zxx" fo:country="none" officeooo:rsid="001f4cff" officeooo:paragraph-rsid="001f4cff" style:language-asian="zxx" style:country-asian="none" style:language-complex="zxx" style:country-complex="none"/>
    </style:style>
    <style:style style:name="P23" style:family="paragraph" style:parent-style-name="Standard" style:list-style-name="L10">
      <style:text-properties style:font-name="Courier" fo:language="zxx" fo:country="none" officeooo:rsid="00237603" officeooo:paragraph-rsid="00237603" style:language-asian="zxx" style:country-asian="none" style:language-complex="zxx" style:country-complex="none"/>
    </style:style>
    <style:style style:name="P24" style:family="paragraph" style:parent-style-name="Standard" style:list-style-name="L10">
      <style:text-properties style:font-name="Courier" fo:language="zxx" fo:country="none" officeooo:rsid="0026f601" officeooo:paragraph-rsid="0026f601" style:language-asian="zxx" style:country-asian="none" style:language-complex="zxx" style:country-complex="none"/>
    </style:style>
    <style:style style:name="P25" style:family="paragraph" style:parent-style-name="Standard" style:list-style-name="L10">
      <style:text-properties style:font-name="Courier" fo:language="zxx" fo:country="none" officeooo:rsid="002e1d78" officeooo:paragraph-rsid="002e1d78" style:language-asian="zxx" style:country-asian="none" style:language-complex="zxx" style:country-complex="none"/>
    </style:style>
    <style:style style:name="P26" style:family="paragraph" style:parent-style-name="Standard" style:list-style-name="L11">
      <style:text-properties style:font-name="Courier" fo:language="zxx" fo:country="none" officeooo:rsid="00309dd0" officeooo:paragraph-rsid="00309dd0" style:language-asian="zxx" style:country-asian="none" style:language-complex="zxx" style:country-complex="none"/>
    </style:style>
    <style:style style:name="P27" style:family="paragraph" style:parent-style-name="Standard" style:list-style-name="L3">
      <style:text-properties fo:font-size="10pt" style:font-size-asian="10pt" style:font-size-complex="10pt"/>
    </style:style>
    <style:style style:name="P28" style:family="paragraph" style:parent-style-name="Standard" style:list-style-name="L3"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 style:list-style-name="L10">
      <style:text-properties officeooo:paragraph-rsid="00237603"/>
    </style:style>
    <style:style style:name="P30" style:family="paragraph" style:parent-style-name="Standard" style:list-style-name="L10">
      <style:text-properties officeooo:paragraph-rsid="00238e6a"/>
    </style:style>
    <style:style style:name="P31" style:family="paragraph" style:parent-style-name="Standard" style:list-style-name="L10">
      <style:text-properties officeooo:paragraph-rsid="00276fac"/>
    </style:style>
    <style:style style:name="P32" style:family="paragraph" style:parent-style-name="Standard" style:list-style-name="L10">
      <style:text-properties officeooo:paragraph-rsid="0026f601"/>
    </style:style>
    <style:style style:name="P33" style:family="paragraph" style:parent-style-name="Standard" style:list-style-name="L10">
      <style:text-properties officeooo:paragraph-rsid="0027f52a"/>
    </style:style>
    <style:style style:name="P34" style:family="paragraph" style:parent-style-name="Standard" style:list-style-name="L10">
      <style:text-properties officeooo:paragraph-rsid="002b429b"/>
    </style:style>
    <style:style style:name="P35" style:family="paragraph" style:parent-style-name="Standard" style:list-style-name="L10">
      <style:text-properties officeooo:rsid="0029b149" officeooo:paragraph-rsid="0029b149"/>
    </style:style>
    <style:style style:name="P36" style:family="paragraph" style:parent-style-name="Standard" style:list-style-name="L10">
      <style:text-properties officeooo:rsid="002ee20e" officeooo:paragraph-rsid="002ee20e"/>
    </style:style>
    <style:style style:name="P37" style:family="paragraph" style:parent-style-name="Standard" style:list-style-name="L11">
      <style:text-properties officeooo:paragraph-rsid="00319dc3"/>
    </style:style>
    <style:style style:name="P38" style:family="paragraph" style:parent-style-name="Standard">
      <style:text-properties officeooo:paragraph-rsid="00319dc3"/>
    </style:style>
    <style:style style:name="P39" style:family="paragraph" style:parent-style-name="Standard">
      <style:paragraph-properties fo:break-before="page"/>
      <style:text-properties style:font-name="Courier" fo:language="zxx" fo:country="none" officeooo:rsid="001f35a3" officeooo:paragraph-rsid="001f35a3" style:language-asian="zxx" style:country-asian="none" style:language-complex="zxx" style:country-complex="none"/>
    </style:style>
    <style:style style:name="P40" style:family="paragraph" style:parent-style-name="Standard">
      <style:paragraph-properties fo:break-before="page"/>
      <style:text-properties style:font-name="Courier" fo:language="zxx" fo:country="none" officeooo:rsid="00309dd0" officeooo:paragraph-rsid="00309dd0" style:language-asian="zxx" style:country-asian="none" style:language-complex="zxx" style:country-complex="none"/>
    </style:style>
    <style:style style:name="T1" style:family="text">
      <style:text-properties officeooo:rsid="001c6b15"/>
    </style:style>
    <style:style style:name="T2" style:family="text">
      <style:text-properties fo:color="#005032" style:font-name="Monospace1"/>
    </style:style>
    <style:style style:name="T3" style:family="text">
      <style:text-properties fo:color="#005032" style:font-name="Monospace1" fo:font-size="10pt" style:font-size-asian="10pt"/>
    </style:style>
    <style:style style:name="T4" style:family="text">
      <style:text-properties fo:color="#005032" style:font-name="Monospace1" fo:language="zxx" fo:country="none" officeooo:rsid="001c6b15" style:language-asian="zxx" style:country-asian="none" style:language-complex="zxx" style:country-complex="none"/>
    </style:style>
    <style:style style:name="T5" style:family="text">
      <style:text-properties officeooo:rsid="0020c2da"/>
    </style:style>
    <style:style style:name="T6" style:family="text">
      <style:text-properties fo:color="#7f0055" style:font-name="Monospace1" fo:font-size="10pt" fo:font-weight="bold" style:font-size-asian="10pt" style:font-weight-asian="bold"/>
    </style:style>
    <style:style style:name="T7" style:family="text">
      <style:text-properties fo:color="#7f0055" style:font-name="Monospace1" fo:language="zxx" fo:country="none" officeooo:rsid="001c6b15" style:language-asian="zxx" style:country-asian="none" style:language-complex="zxx" style:country-complex="none"/>
    </style:style>
    <style:style style:name="T8" style:family="text">
      <style:text-properties fo:color="#7f0055" style:font-name="Monospace1" fo:font-weight="bold" style:font-weight-asian="bold"/>
    </style:style>
    <style:style style:name="T9" style:family="text">
      <style:text-properties fo:color="#000000" style:font-name="Monospace1"/>
    </style:style>
    <style:style style:name="T10" style:family="text">
      <style:text-properties fo:color="#000000" style:font-name="Monospace1" fo:font-size="10pt" style:font-size-asian="10pt"/>
    </style:style>
    <style:style style:name="T11" style:family="text">
      <style:text-properties fo:color="#000000" style:font-name="Monospace1" fo:font-size="10pt" fo:font-weight="bold" style:font-size-asian="10pt" style:font-weight-asian="bold"/>
    </style:style>
    <style:style style:name="T12" style:family="text">
      <style:text-properties fo:color="#000000" style:font-name="Monospace1" fo:font-size="10pt" fo:font-style="italic" style:font-size-asian="10pt" style:font-style-asian="italic"/>
    </style:style>
    <style:style style:name="T13" style:family="text">
      <style:text-properties fo:color="#000000" style:font-name="Monospace1" fo:font-size="10pt" fo:font-style="italic" officeooo:rsid="00276fac" style:font-size-asian="10pt" style:font-style-asian="italic"/>
    </style:style>
    <style:style style:name="T14" style:family="text">
      <style:text-properties fo:color="#000000" style:font-name="Monospace1" fo:language="zxx" fo:country="none" officeooo:rsid="001c6b15" style:language-asian="zxx" style:country-asian="none" style:language-complex="zxx" style:country-complex="none"/>
    </style:style>
    <style:style style:name="T15" style:family="text">
      <style:text-properties fo:color="#000000" style:font-name="Monospace1" fo:language="zxx" fo:country="none" officeooo:rsid="0021a04f" style:language-asian="zxx" style:country-asian="none" style:language-complex="zxx" style:country-complex="none"/>
    </style:style>
    <style:style style:name="T16" style:family="text">
      <style:text-properties fo:color="#000000" style:font-name="Monospace1" fo:font-weight="bold" style:font-weight-asian="bold"/>
    </style:style>
    <style:style style:name="T17" style:family="text">
      <style:text-properties fo:color="#000000" style:font-name="Monospace1" officeooo:rsid="00237603"/>
    </style:style>
    <style:style style:name="T18" style:family="text">
      <style:text-properties style:font-name="Courier" fo:language="zxx" fo:country="none" style:language-asian="zxx" style:country-asian="none" style:language-complex="zxx" style:country-complex="none"/>
    </style:style>
    <style:style style:name="T19" style:family="text">
      <style:text-properties style:font-name="Courier" fo:language="zxx" fo:country="none" officeooo:rsid="00237603" style:language-asian="zxx" style:country-asian="none" style:language-complex="zxx" style:country-complex="none"/>
    </style:style>
    <style:style style:name="T20" style:family="text">
      <style:text-properties style:font-name="Courier" fo:language="zxx" fo:country="none" officeooo:rsid="00238e6a" style:language-asian="zxx" style:country-asian="none" style:language-complex="zxx" style:country-complex="none"/>
    </style:style>
    <style:style style:name="T21" style:family="text">
      <style:text-properties style:font-name="Courier" fo:language="zxx" fo:country="none" officeooo:rsid="0026f601" style:language-asian="zxx" style:country-asian="none" style:language-complex="zxx" style:country-complex="none"/>
    </style:style>
    <style:style style:name="T22" style:family="text">
      <style:text-properties style:font-name="Courier" fo:language="zxx" fo:country="none" officeooo:rsid="0025051d" style:language-asian="zxx" style:country-asian="none" style:language-complex="zxx" style:country-complex="none"/>
    </style:style>
    <style:style style:name="T23" style:family="text">
      <style:text-properties style:font-name="Courier" fo:language="zxx" fo:country="none" officeooo:rsid="00276fac" style:language-asian="zxx" style:country-asian="none" style:language-complex="zxx" style:country-complex="none"/>
    </style:style>
    <style:style style:name="T24" style:family="text">
      <style:text-properties style:font-name="Courier" fo:language="zxx" fo:country="none" officeooo:rsid="0027f52a" style:language-asian="zxx" style:country-asian="none" style:language-complex="zxx" style:country-complex="none"/>
    </style:style>
    <style:style style:name="T25" style:family="text">
      <style:text-properties style:font-name="Courier" fo:language="zxx" fo:country="none" officeooo:rsid="002b429b" style:language-asian="zxx" style:country-asian="none" style:language-complex="zxx" style:country-complex="none"/>
    </style:style>
    <style:style style:name="T26" style:family="text">
      <style:text-properties style:font-name="Courier" fo:language="zxx" fo:country="none" officeooo:rsid="00319dc3" style:language-asian="zxx" style:country-asian="none" style:language-complex="zxx" style:country-complex="none"/>
    </style:style>
    <style:style style:name="T27" style:family="text">
      <style:text-properties style:font-name="Courier" fo:language="zxx" fo:country="none" officeooo:rsid="00309dd0" style:language-asian="zxx" style:country-asian="none" style:language-complex="zxx" style:country-complex="none"/>
    </style:style>
    <style:style style:name="T28" style:family="text">
      <style:text-properties style:font-name="Monospace" fo:language="zxx" fo:country="none" style:language-asian="zxx" style:country-asian="none" style:language-complex="zxx" style:country-complex="none"/>
    </style:style>
    <style:style style:name="T29" style:family="text">
      <style:text-properties fo:color="#642880" style:font-name="Monospace1" fo:font-size="10pt" fo:font-weight="bold" style:font-size-asian="10pt" style:font-weight-asian="bold"/>
    </style:style>
    <style:style style:name="T30" style:family="text">
      <style:text-properties officeooo:rsid="00238e6a"/>
    </style:style>
    <style:style style:name="T31" style:family="text">
      <style:text-properties fo:color="#3f7f5f" style:font-name="Monospace1" fo:font-size="10pt" style:font-size-asian="10pt"/>
    </style:style>
    <style:style style:name="T32" style:family="text">
      <style:text-properties fo:color="#3f7f5f" style:font-name="Monospace1" fo:font-size="10pt" style:text-underline-style="solid" style:text-underline-width="auto" style:text-underline-color="font-color" style:font-size-asian="10pt"/>
    </style:style>
    <style:style style:name="T33" style:family="text">
      <style:text-properties fo:font-weight="bold" officeooo:rsid="00238e6a" style:font-weight-asian="bold" style:font-weight-complex="bold"/>
    </style:style>
    <style:style style:name="T34" style:family="text">
      <style:text-properties officeooo:rsid="0025051d"/>
    </style:style>
    <style:style style:name="T35" style:family="text">
      <style:text-properties fo:color="#0000c0" style:font-name="Monospace1" fo:font-size="10pt" fo:font-style="italic" style:font-size-asian="10pt" style:font-style-asian="italic"/>
    </style:style>
    <style:style style:name="T36" style:family="text">
      <style:text-properties fo:color="#0000c0" style:font-name="Monospace1" fo:font-size="10pt" style:font-size-asian="10pt"/>
    </style:style>
    <style:style style:name="T37" style:family="text">
      <style:text-properties officeooo:rsid="002d22b9"/>
    </style:style>
    <style:style style:name="T38" style:family="text">
      <style:text-properties officeooo:rsid="00319d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.h</text:p>
      <text:list xml:id="list6377371370250168592" text:style-name="L1">
        <text:list-item>
          <text:p text:style-name="P8">struct map_cell_t: occupancy grid cell</text:p>
        </text:list-item>
        <text:list-item>
          <text:p text:style-name="P8">struct map_t: map representation</text:p>
        </text:list-item>
      </text:list>
      <text:p text:style-name="P1"/>
      <text:p text:style-name="P1">pf_vector.h</text:p>
      <text:list xml:id="list5680059719948482745" text:style-name="L2">
        <text:list-item>
          <text:p text:style-name="P9">pf_vector_t: vektor<text:span text:style-name="T1">[3]</text:span> functions</text:p>
        </text:list-item>
        <text:list-item>
          <text:p text:style-name="P9">pf_matrix_t: matrix functions</text:p>
        </text:list-item>
      </text:list>
      <text:p text:style-name="P1"/>
      <text:p text:style-name="P2">pf.h</text:p>
      <text:list xml:id="list6720970326260953235" text:style-name="L3">
        <text:list-item>
          <text:p text:style-name="P27"><text:span text:style-name="T7">typedef</text:span><text:span text:style-name="T14"> </text:span><text:span text:style-name="T4">pf_vector_t</text:span><text:span text:style-name="T14"> (*</text:span><text:span text:style-name="T4">pf_init_model_fn_t</text:span><text:span text:style-name="T14">) (</text:span><text:span text:style-name="T7">void</text:span><text:span text:style-name="T14"> *init_data);</text:span><text:span text:style-name="T15"><text:line-break/></text:span><text:span text:style-name="T28">fuctionpointer called: pf_init_model_fn_t<text:line-break/>params: void *<text:line-break/>returns: pf_vector_t</text:span></text:p>
        </text:list-item>
        <text:list-item>
          <text:p text:style-name="P28"><text:span text:style-name="T8">void</text:span><text:span text:style-name="T9"> </text:span><text:span text:style-name="T16">pf_init_model</text:span><text:span text:style-name="T9">(</text:span><text:span text:style-name="T2">pf_t</text:span><text:span text:style-name="T9"> *pf, </text:span><text:span text:style-name="T2">pf_init_model_fn_t</text:span><text:span text:style-name="T9"> init_fn, </text:span><text:span text:style-name="T8">void</text:span><text:span text:style-name="T9"> *init_data); →</text:span><text:span text:style-name="T17"> init pf with this functionpointer</text:span></text:p>
        </text:list-item>
        <text:list-item>
          <text:p text:style-name="P10">pf_sample_t: sample with pose and weight</text:p>
        </text:list-item>
        <text:list-item>
          <text:p text:style-name="P10">pf_cluster_t: a cluster with samples in it</text:p>
        </text:list-item>
        <text:list-item>
          <text:p text:style-name="P10">pf_sample_set_t: description of a sample set (a particle coud?)</text:p>
        </text:list-item>
        <text:list-item>
          <text:p text:style-name="P11">pf_t: information of the whole filter (Parametersatz)</text:p>
        </text:list-item>
      </text:list>
      <text:p text:style-name="P2"/>
      <text:p text:style-name="P3">pf_pdf.h</text:p>
      <text:list xml:id="list4848130079280707180" text:style-name="L4">
        <text:list-item>
          <text:p text:style-name="P14">pf_pdf_gaussian_t: representation of a gaussian pdf</text:p>
        </text:list-item>
      </text:list>
      <text:p text:style-name="P3"/>
      <text:p text:style-name="P3">pf_kdtree.h</text:p>
      <text:list xml:id="list8828065075047935762" text:style-name="L5">
        <text:list-item>
          <text:p text:style-name="P15">pfkdtree_node_t: one node witch child pointers</text:p>
        </text:list-item>
        <text:list-item>
          <text:p text:style-name="P15">pf_kdtree_t: representation of a kdtree with its root node pointer</text:p>
        </text:list-item>
      </text:list>
      <text:p text:style-name="P2"/>
      <text:p text:style-name="P4">eig3.h</text:p>
      <text:list xml:id="list8669643782937081752" text:style-name="L6">
        <text:list-item>
          <text:p text:style-name="P12">eigen_decomposition: eigenwertzerlegung 3x3 mat.</text:p>
        </text:list-item>
      </text:list>
      <text:p text:style-name="P4"/>
      <text:p text:style-name="P5">amcl_sensor.h</text:p>
      <text:list xml:id="list4799600427663779762" text:style-name="L7">
        <text:list-item>
          <text:p text:style-name="P17">AMCLSensor: base sensor class; splitted into action and sonsor model</text:p>
        </text:list-item>
        <text:list-item>
          <text:p text:style-name="P17">AMCLSensorData: not a container for data – just a sensor pointer and a timestamp</text:p>
        </text:list-item>
      </text:list>
      <text:p text:style-name="P2"/>
      <text:p text:style-name="P6">amcl_node.cpp (no header here)</text:p>
      <text:list xml:id="list6914152996220715598" text:style-name="L8">
        <text:list-item>
          <text:p text:style-name="P20">amcl_hyp_t: <text:span text:style-name="T34">a pose hypothesis</text:span></text:p>
        </text:list-item>
      </text:list>
      <text:p text:style-name="P2"/>
      <text:p text:style-name="P3">symbols</text:p>
      <text:list xml:id="list4578100032822788639" text:style-name="L9">
        <text:list-item>
          <text:p text:style-name="P16">x = x; cx = cov(x); cxi = cov^-1(x); cxdet = det(cov(x))</text:p>
        </text:list-item>
        <text:list-item>
          <text:p text:style-name="P13">CEP: Streuradius, 50% der samples innerhalb des Radius</text:p>
        </text:list-item>
        <text:list-item>
          <text:p text:style-name="P13">*_<text:span text:style-name="T30">t means its a "</text:span><text:span text:style-name="T33">t</text:span><text:span text:style-name="T30">ype"</text:span></text:p>
        </text:list-item>
      </text:list>
      <text:p text:style-name="P5"/>
      <text:p text:style-name="P5"/>
      <text:p text:style-name="P39">notes</text:p>
      <text:list xml:id="list8759293444875309267" text:style-name="L10">
        <text:list-item>
          <text:p text:style-name="P18">ab amcl_sensor ist es c++, davor c</text:p>
        </text:list-item>
        <text:list-item>
          <text:p text:style-name="P18">no ros data types e.g. time is double</text:p>
        </text:list-item>
        <text:list-item>
          <text:p text:style-name="P21">Es gibt abstrakte sensor klassen, die es ermöglichen verschiedene Sensoren und Sensormodelle einzubinden.</text:p>
        </text:list-item>
        <text:list-item>
          <text:p text:style-name="P22">Die Sensoren haben direkten Zugriff auf die Partikelwolke und integrieren ihr Measurement selbst in die Wolke. UpdateSensor aktualisiert den Filter. An Update Sensor wird der g<text:span text:style-name="T37">e</text:span>samte Filter übergeben, so ist der Sensor frei in der Update funktion der Wolke. --<text:span text:style-name="T5">&gt; same with updateAction</text:span></text:p>
        </text:list-item>
        <text:list-item>
          <text:p text:style-name="P29"><text:span text:style-name="T19">Use </text:span><text:span text:style-name="T29">srand48</text:span><text:span text:style-name="T10">(</text:span><text:span text:style-name="T29">time</text:span><text:span text:style-name="T10">(NULL));</text:span><text:span text:style-name="T19"> for random numbers</text:span></text:p>
        </text:list-item>
        <text:list-item>
          <text:p text:style-name="P23">a sampleSet holds its own kd-tree</text:p>
        </text:list-item>
        <text:list-item>
          <text:p text:style-name="P30"><text:span text:style-name="T19">Die Funktionszeiger sind dazu da, um den Filter mit einer beliebigen Funktion zu initialisieren. Wenn </text:span><text:span text:style-name="T11">pf_init </text:span><text:span text:style-name="T19">statt </text:span><text:span text:style-name="T11">pf_init_model </text:span><text:span text:style-name="T19">genutzt wird, wird der function pointer nicht verwendet. Es ist eine art Benutzerschnittstelle zum Erweitern. </text:span><text:span text:style-name="T20">Das ist nicht so bei </text:span><text:span text:style-name="T3">pf_sensor_model_fn_t </text:span><text:span text:style-name="T20">und </text:span><text:span text:style-name="T3">pf_action_model_fn_t</text:span><text:span text:style-name="T20">.</text:span></text:p>
        </text:list-item>
        <text:list-item>
          <text:p text:style-name="P31"><text:span text:style-name="T20">H</text:span><text:span text:style-name="T23">ier ist der Teil für init_model im amcl_node; die Funktion wird einfach eingehägt: <text:line-break/></text:span><text:span text:style-name="T10">(</text:span><text:span text:style-name="T3">pf_init_model_fn_t</text:span><text:span text:style-name="T10">)</text:span><text:span text:style-name="T3">AmclNode</text:span><text:span text:style-name="T10">::</text:span><text:span text:style-name="T12">uniformPoseGenerato</text:span><text:span text:style-name="T13">r</text:span></text:p>
        </text:list-item>
        <text:list-item>
          <text:p text:style-name="P30"><text:span text:style-name="T20">Interesting comment: <text:line-break/></text:span><text:span text:style-name="T31">// Can't (easily) combine low-variance sampler with KLD adaptive</text:span></text:p>
        </text:list-item>
      </text:list>
      <text:p text:style-name="P7"><text:span text:style-name="T10"><text:s text:c="6"/></text:span><text:span text:style-name="T31">// sampling, so we'll take the more traditional route.</text:span></text:p>
      <text:p text:style-name="P7"><text:span text:style-name="T10"><text:s text:c="6"/></text:span><text:span text:style-name="T31">/*</text:span></text:p>
      <text:p text:style-name="P7"><text:span text:style-name="T31"><text:s text:c="6"/>// Low-variance </text:span><text:span text:style-name="T32">resampler</text:span><text:span text:style-name="T31">, taken from Probabilistic Robotics, p110</text:span></text:p>
      <text:list xml:id="list82626507419608" text:continue-numbering="true" text:style-name="L10">
        <text:list-item>
          <text:p text:style-name="P32"><text:span text:style-name="T22">using std::pair for tupels <text:line-break/></text:span><text:span text:style-name="T21">e.g. </text:span><text:span text:style-name="T10">std::</text:span><text:span text:style-name="T3">vector</text:span><text:span text:style-name="T10">&lt;std::</text:span><text:span text:style-name="T3">pair</text:span><text:span text:style-name="T10">&lt;</text:span><text:span text:style-name="T6">int</text:span><text:span text:style-name="T10">,</text:span><text:span text:style-name="T6">int</text:span><text:span text:style-name="T10">&gt; &gt; </text:span><text:span text:style-name="T35">AmclNode::free_space_indices</text:span><text:span text:style-name="T10">;</text:span><text:span text:style-name="T21">.</text:span></text:p>
        </text:list-item>
        <text:list-item>
          <text:p text:style-name="P24">Use a shared pointer from boost to make the amcl node available in the sigint handler to save last pose!? <text:span text:style-name="T37">Ich denke er braucht das, um die Pose zu speichern bevor er rosShutdown im eigenen sigint handler aufruft. Sonst hat er keinen Zugriff auf die Klasse im Sigint handler.</text:span></text:p>
        </text:list-item>
        <text:list-item>
          <text:p text:style-name="P32"><text:span text:style-name="T21">Its possible to initialize booleans and integers in init list of constructor like </text:span><text:span text:style-name="T36">resample_count_</text:span><text:span text:style-name="T10">(0)</text:span><text:span text:style-name="T21">.</text:span></text:p>
        </text:list-item>
        <text:list-item>
          <text:p text:style-name="P33"><text:span text:style-name="T21">W</text:span><text:span text:style-name="T24">enn er die Map bekommt, initialisiert er den Filter: </text:span><text:span text:style-name="T11">AmclNode::handleMapMessage</text:span></text:p>
        </text:list-item>
        <text:list-item>
          <text:p text:style-name="P35"><text:span text:style-name="T18">UpdateAction in amcl_odom.cpp nutzt die function prototypes nicht; Update</text:span><text:span text:style-name="T25">Sensor</text:span><text:span text:style-name="T18"> in amcl_laser.cpp schon!</text:span></text:p>
        </text:list-item>
        <text:list-item>
          <text:p text:style-name="P34"><text:span text:style-name="T25">Die Funktionen für den Filter sind nicht in der Filter Klasse eingebunden (warsch weil pf in c geschrieben ist): <text:line-break/></text:span><text:span text:style-name="T6">void</text:span><text:span text:style-name="T10"> </text:span><text:span text:style-name="T11">pf_update_resample</text:span><text:span text:style-name="T10">(</text:span><text:span text:style-name="T3">pf_t</text:span><text:span text:style-name="T10"> *pf);</text:span><text:span text:style-name="T25">.</text:span></text:p>
        </text:list-item>
        <text:list-item>
          <text:p text:style-name="P36"><text:span text:style-name="T25">W</text:span><text:span text:style-name="T18">enn der dynamic reconfigure callback kommt, wird im amcl der filter neu initialisiert</text:span></text:p>
        </text:list-item>
        <text:list-item>
          <text:p text:style-name="P25">Wenn wir dynamik reconfigure nutzen, wird das erst im Node sichtbar. Durch Methoden wir setNumSamples oder readConfiguration wird der Filter damit beaufschlagt!?</text:p>
        </text:list-item>
      </text:list>
      <text:p text:style-name="P40">Useful <text:span text:style-name="T38">expressions</text:span>:</text:p>
      <text:list xml:id="list3039713020665055704" text:style-name="L11">
        <text:list-item>
          <text:p text:style-name="P26">observation</text:p>
        </text:list-item>
        <text:list-item>
          <text:p text:style-name="P26">control – action</text:p>
        </text:list-item>
        <text:list-item>
          <text:p text:style-name="P37"><text:span text:style-name="T27">motion step</text:span></text:p>
          <text:p text:style-name="P37"/>
        </text:list-item>
      </text:list>
      <text:p text:style-name="P38"><text:span text:style-name="T26">ToDo:</text:span></text:p>
      <text:list xml:id="list82626428285545" text:continue-numbering="true" text:style-name="L11">
        <text:list-item>
          <text:p text:style-name="P37"><text:span text:style-name="T26">Understand and implement kd-tree or other Clustering techni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1" svg:font-family="Monospace" style:font-family-generic="roman"/>
    <style:font-face style:name="FreeSans1" svg:font-family="FreeSans" style:font-family-generic="swiss"/>
    <style:font-face style:name="Monospace" svg:font-family="Monospace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1:56:57.187048829</meta:creation-date>
    <dc:date>2015-12-29T08:26:25.331351114</dc:date>
    <meta:editing-duration>PT10H9M33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3" meta:paragraph-count="57" meta:word-count="536" meta:character-count="3616" meta:non-whitespace-character-count="3155"/>
  </office:meta>
</office:document-meta>
</file>